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2e291f"/>
    </style:style>
    <style:style style:name="P5" style:family="paragraph" style:parent-style-name="Preformatted_20_Text">
      <style:text-properties officeooo:rsid="000b994b" officeooo:paragraph-rsid="004ed61f"/>
    </style:style>
    <style:style style:name="P6" style:family="paragraph" style:parent-style-name="Preformatted_20_Text">
      <style:text-properties officeooo:rsid="000b994b" officeooo:paragraph-rsid="003052ae"/>
    </style:style>
    <style:style style:name="P7" style:family="paragraph" style:parent-style-name="Preformatted_20_Text">
      <style:text-properties officeooo:rsid="000b994b" officeooo:paragraph-rsid="005f02d6"/>
    </style:style>
    <style:style style:name="P8" style:family="paragraph" style:parent-style-name="Preformatted_20_Text">
      <style:text-properties officeooo:rsid="000b994b" officeooo:paragraph-rsid="0063deb8"/>
    </style:style>
    <style:style style:name="P9" style:family="paragraph" style:parent-style-name="Preformatted_20_Text">
      <style:text-properties officeooo:rsid="000b994b" officeooo:paragraph-rsid="00688492"/>
    </style:style>
    <style:style style:name="P10" style:family="paragraph" style:parent-style-name="Preformatted_20_Text">
      <style:text-properties officeooo:rsid="000b994b" officeooo:paragraph-rsid="006af7e7"/>
    </style:style>
    <style:style style:name="P11" style:family="paragraph" style:parent-style-name="Preformatted_20_Text">
      <style:text-properties officeooo:rsid="000b994b" officeooo:paragraph-rsid="0071a895"/>
    </style:style>
    <style:style style:name="P12" style:family="paragraph" style:parent-style-name="Preformatted_20_Text">
      <style:text-properties officeooo:rsid="000b994b" officeooo:paragraph-rsid="00733eac"/>
    </style:style>
    <style:style style:name="P13" style:family="paragraph" style:parent-style-name="Preformatted_20_Text">
      <style:text-properties officeooo:rsid="000b994b" officeooo:paragraph-rsid="0073d466"/>
    </style:style>
    <style:style style:name="P14" style:family="paragraph" style:parent-style-name="Preformatted_20_Text">
      <style:text-properties officeooo:rsid="000b994b" officeooo:paragraph-rsid="00755479"/>
    </style:style>
    <style:style style:name="P15" style:family="paragraph" style:parent-style-name="Preformatted_20_Text">
      <style:text-properties officeooo:rsid="000b994b" officeooo:paragraph-rsid="005d19bd"/>
    </style:style>
    <style:style style:name="P16" style:family="paragraph" style:parent-style-name="Preformatted_20_Text">
      <style:text-properties officeooo:paragraph-rsid="002e291f"/>
    </style:style>
    <style:style style:name="P17" style:family="paragraph" style:parent-style-name="Preformatted_20_Text">
      <style:text-properties officeooo:paragraph-rsid="002ed022"/>
    </style:style>
    <style:style style:name="P18" style:family="paragraph" style:parent-style-name="Preformatted_20_Text">
      <style:text-properties officeooo:paragraph-rsid="003052ae"/>
    </style:style>
    <style:style style:name="P19" style:family="paragraph" style:parent-style-name="Preformatted_20_Text">
      <style:text-properties officeooo:paragraph-rsid="00317813"/>
    </style:style>
    <style:style style:name="P20" style:family="paragraph" style:parent-style-name="Preformatted_20_Text">
      <style:text-properties officeooo:paragraph-rsid="0035ef4a"/>
    </style:style>
    <style:style style:name="P21" style:family="paragraph" style:parent-style-name="Preformatted_20_Text">
      <style:text-properties officeooo:paragraph-rsid="003913bf"/>
    </style:style>
    <style:style style:name="P22" style:family="paragraph" style:parent-style-name="Preformatted_20_Text">
      <style:text-properties officeooo:paragraph-rsid="003ab8a3"/>
    </style:style>
    <style:style style:name="P23" style:family="paragraph" style:parent-style-name="Preformatted_20_Text">
      <style:text-properties officeooo:paragraph-rsid="003f2c08"/>
    </style:style>
    <style:style style:name="P24" style:family="paragraph" style:parent-style-name="Preformatted_20_Text">
      <style:paragraph-properties fo:text-align="start" style:justify-single-word="false"/>
      <style:text-properties officeooo:paragraph-rsid="0046c0b1"/>
    </style:style>
    <style:style style:name="P25" style:family="paragraph" style:parent-style-name="Preformatted_20_Text">
      <style:text-properties officeooo:paragraph-rsid="0047adb5"/>
    </style:style>
    <style:style style:name="P26" style:family="paragraph" style:parent-style-name="Preformatted_20_Text">
      <style:text-properties officeooo:paragraph-rsid="0049eaf9"/>
    </style:style>
    <style:style style:name="P27" style:family="paragraph" style:parent-style-name="Preformatted_20_Text">
      <style:text-properties officeooo:paragraph-rsid="004ed61f"/>
    </style:style>
    <style:style style:name="P28" style:family="paragraph" style:parent-style-name="Preformatted_20_Text">
      <style:text-properties officeooo:paragraph-rsid="0050c403"/>
    </style:style>
    <style:style style:name="P29" style:family="paragraph" style:parent-style-name="Preformatted_20_Text">
      <style:text-properties officeooo:rsid="0050c410" officeooo:paragraph-rsid="0050c410"/>
    </style:style>
    <style:style style:name="P30" style:family="paragraph" style:parent-style-name="Preformatted_20_Text">
      <style:text-properties officeooo:rsid="0050c410" officeooo:paragraph-rsid="0051fe94"/>
    </style:style>
    <style:style style:name="P31" style:family="paragraph" style:parent-style-name="Preformatted_20_Text">
      <style:text-properties officeooo:rsid="0056b4b3" officeooo:paragraph-rsid="0056b4b3"/>
    </style:style>
    <style:style style:name="P32" style:family="paragraph" style:parent-style-name="Preformatted_20_Text">
      <style:text-properties officeooo:paragraph-rsid="005c8091"/>
    </style:style>
    <style:style style:name="P33" style:family="paragraph" style:parent-style-name="Preformatted_20_Text">
      <style:text-properties officeooo:paragraph-rsid="005d19bd"/>
    </style:style>
    <style:style style:name="P34" style:family="paragraph" style:parent-style-name="Preformatted_20_Text">
      <style:text-properties officeooo:rsid="0060c8c1" officeooo:paragraph-rsid="0060c8c1"/>
    </style:style>
    <style:style style:name="P35" style:family="paragraph" style:parent-style-name="Preformatted_20_Text">
      <style:text-properties officeooo:rsid="0064c978" officeooo:paragraph-rsid="00664087"/>
    </style:style>
    <style:style style:name="P36" style:family="paragraph" style:parent-style-name="Preformatted_20_Text">
      <style:text-properties officeooo:rsid="0069797b" officeooo:paragraph-rsid="0064c978"/>
    </style:style>
    <style:style style:name="P37" style:family="paragraph" style:parent-style-name="Preformatted_20_Text">
      <style:text-properties officeooo:paragraph-rsid="007c660e"/>
    </style:style>
    <style:style style:name="P38" style:family="paragraph" style:parent-style-name="Preformatted_20_Text">
      <style:text-properties officeooo:rsid="000b994b" officeooo:paragraph-rsid="000b994b"/>
    </style:style>
    <style:style style:name="P39" style:family="paragraph" style:parent-style-name="Preformatted_20_Text">
      <style:text-properties officeooo:rsid="000b994b" officeooo:paragraph-rsid="009c6e5b"/>
    </style:style>
    <style:style style:name="P40" style:family="paragraph" style:parent-style-name="Preformatted_20_Text">
      <style:text-properties officeooo:paragraph-rsid="009459ca"/>
    </style:style>
    <style:style style:name="P41" style:family="paragraph" style:parent-style-name="Preformatted_20_Text">
      <style:text-properties officeooo:paragraph-rsid="0095ec61"/>
    </style:style>
    <style:style style:name="P42" style:family="paragraph" style:parent-style-name="Preformatted_20_Text">
      <style:text-properties officeooo:paragraph-rsid="009a4a4e"/>
    </style:style>
    <style:style style:name="P43" style:family="paragraph" style:parent-style-name="Preformatted_20_Text">
      <style:text-properties officeooo:rsid="009b2087" officeooo:paragraph-rsid="009b2087"/>
    </style:style>
    <style:style style:name="P44" style:family="paragraph" style:parent-style-name="Preformatted_20_Text">
      <style:text-properties officeooo:rsid="009b2087" officeooo:paragraph-rsid="009c6e5b"/>
    </style:style>
    <style:style style:name="P45" style:family="paragraph" style:parent-style-name="Preformatted_20_Text">
      <style:text-properties officeooo:rsid="009b2087" officeooo:paragraph-rsid="009c7610"/>
    </style:style>
    <style:style style:name="P46" style:family="paragraph" style:parent-style-name="Preformatted_20_Text">
      <style:text-properties officeooo:paragraph-rsid="008334fd"/>
    </style:style>
    <style:style style:name="P47" style:family="paragraph" style:parent-style-name="Preformatted_20_Text">
      <style:text-properties officeooo:rsid="009c6e5b" officeooo:paragraph-rsid="009c6e5b"/>
    </style:style>
    <style:style style:name="P48" style:family="paragraph" style:parent-style-name="Preformatted_20_Text">
      <style:paragraph-properties fo:break-before="page"/>
      <style:text-properties officeooo:rsid="009b2087" officeooo:paragraph-rsid="009b2087"/>
    </style:style>
    <style:style style:name="P49" style:family="paragraph" style:parent-style-name="Preformatted_20_Text">
      <style:paragraph-properties fo:break-before="page"/>
      <style:text-properties officeooo:rsid="000b994b" officeooo:paragraph-rsid="000b994b"/>
    </style:style>
    <style:style style:name="T1" style:family="text">
      <style:text-properties fo:font-style="italic" style:font-style-asian="italic" style:font-style-complex="italic"/>
    </style:style>
    <style:style style:name="T2" style:family="text">
      <style:text-properties fo:font-style="italic" officeooo:rsid="000b994b" style:font-style-asian="italic" style:font-style-complex="italic"/>
    </style:style>
    <style:style style:name="T3" style:family="text">
      <style:text-properties fo:font-style="italic" officeooo:rsid="00664087" style:font-style-asian="italic" style:font-style-complex="italic"/>
    </style:style>
    <style:style style:name="T4" style:family="text">
      <style:text-properties fo:font-style="italic" officeooo:rsid="006ea682" style:font-style-asian="italic" style:font-style-complex="italic"/>
    </style:style>
    <style:style style:name="T5" style:family="text">
      <style:text-properties fo:font-style="italic" officeooo:rsid="0071a895" style:font-style-asian="italic" style:font-style-complex="italic"/>
    </style:style>
    <style:style style:name="T6" style:family="text">
      <style:text-properties fo:font-style="italic" officeooo:rsid="0091d1b0" style:font-style-asian="italic" style:font-style-complex="italic"/>
    </style:style>
    <style:style style:name="T7" style:family="text">
      <style:text-properties fo:font-style="italic" fo:font-weight="normal" officeooo:rsid="0071a895" style:font-style-asian="italic" style:font-weight-asian="normal" style:font-style-complex="italic" style:font-weight-complex="normal"/>
    </style:style>
    <style:style style:name="T8" style:family="text">
      <style:text-properties officeooo:rsid="000b994b"/>
    </style:style>
    <style:style style:name="T9" style:family="text">
      <style:text-properties fo:font-variant="normal" fo:text-transform="none" style:text-position="0% 100%" fo:font-style="normal" style:text-underline-style="none" fo:font-weight="normal"/>
    </style:style>
    <style:style style:name="T10" style:family="text">
      <style:text-properties fo:font-style="normal" style:font-style-asian="normal" style:font-style-complex="normal"/>
    </style:style>
    <style:style style:name="T11" style:family="text">
      <style:text-properties fo:font-style="normal" officeooo:rsid="000b994b" style:font-style-asian="normal" style:font-style-complex="normal"/>
    </style:style>
    <style:style style:name="T12" style:family="text">
      <style:text-properties fo:font-style="normal" officeooo:rsid="0071a895" style:font-style-asian="normal" style:font-style-complex="normal"/>
    </style:style>
    <style:style style:name="T13" style:family="text">
      <style:text-properties fo:font-style="normal" officeooo:rsid="0091d1b0" style:font-style-asian="normal" style:font-style-complex="normal"/>
    </style:style>
    <style:style style:name="T14" style:family="text">
      <style:text-properties fo:font-style="normal" officeooo:rsid="005575a8" style:font-style-asian="normal" style:font-style-complex="normal"/>
    </style:style>
    <style:style style:name="T15" style:family="text">
      <style:text-properties fo:font-style="normal" officeooo:rsid="009459ca" style:font-style-asian="normal" style:font-style-complex="normal"/>
    </style:style>
    <style:style style:name="T16" style:family="text">
      <style:text-properties fo:font-style="normal" fo:font-weight="normal" officeooo:rsid="0071a895" style:font-style-asian="normal" style:font-weight-asian="normal" style:font-style-complex="normal" style:font-weight-complex="normal"/>
    </style:style>
    <style:style style:name="T17" style:family="text">
      <style:text-properties officeooo:rsid="0021a49f"/>
    </style:style>
    <style:style style:name="T18" style:family="text">
      <style:text-properties officeooo:rsid="002e291f"/>
    </style:style>
    <style:style style:name="T19" style:family="text">
      <style:text-properties officeooo:rsid="00317813"/>
    </style:style>
    <style:style style:name="T20" style:family="text">
      <style:text-properties officeooo:rsid="003913bf"/>
    </style:style>
    <style:style style:name="T21" style:family="text">
      <style:text-properties officeooo:rsid="0040c96c"/>
    </style:style>
    <style:style style:name="T22" style:family="text">
      <style:text-properties officeooo:rsid="0042f3d1"/>
    </style:style>
    <style:style style:name="T23" style:family="text">
      <style:text-properties officeooo:rsid="0049eaf9"/>
    </style:style>
    <style:style style:name="T24" style:family="text">
      <style:text-properties officeooo:rsid="004b9b58"/>
    </style:style>
    <style:style style:name="T25" style:family="text">
      <style:text-properties officeooo:rsid="004d4c75"/>
    </style:style>
    <style:style style:name="T26" style:family="text">
      <style:text-properties officeooo:rsid="004db750"/>
    </style:style>
    <style:style style:name="T27" style:family="text">
      <style:text-properties officeooo:rsid="004e2098"/>
    </style:style>
    <style:style style:name="T28" style:family="text">
      <style:text-properties officeooo:rsid="004ed61f"/>
    </style:style>
    <style:style style:name="T29" style:family="text">
      <style:text-properties officeooo:rsid="00538e16"/>
    </style:style>
    <style:style style:name="T30" style:family="text">
      <style:text-properties officeooo:rsid="005575a8"/>
    </style:style>
    <style:style style:name="T31" style:family="text">
      <style:text-properties officeooo:rsid="0056b4b3"/>
    </style:style>
    <style:style style:name="T32" style:family="text">
      <style:text-properties officeooo:rsid="005de4bf"/>
    </style:style>
    <style:style style:name="T33" style:family="text">
      <style:text-properties fo:font-weight="normal" style:font-weight-asian="normal" style:font-weight-complex="normal"/>
    </style:style>
    <style:style style:name="T34" style:family="text">
      <style:text-properties fo:font-weight="normal" officeooo:rsid="005575a8" style:font-weight-asian="normal" style:font-weight-complex="normal"/>
    </style:style>
    <style:style style:name="T35" style:family="text">
      <style:text-properties fo:font-weight="normal" officeooo:rsid="0062703c" style:font-weight-asian="normal" style:font-weight-complex="normal"/>
    </style:style>
    <style:style style:name="T36" style:family="text">
      <style:text-properties fo:font-weight="normal" officeooo:rsid="006a72ae" style:font-weight-asian="normal" style:font-weight-complex="normal"/>
    </style:style>
    <style:style style:name="T37" style:family="text">
      <style:text-properties fo:font-weight="normal" officeooo:rsid="00688492" style:font-weight-asian="normal" style:font-weight-complex="normal"/>
    </style:style>
    <style:style style:name="T38" style:family="text">
      <style:text-properties fo:font-weight="normal" officeooo:rsid="006d1516" style:font-weight-asian="normal" style:font-weight-complex="normal"/>
    </style:style>
    <style:style style:name="T39" style:family="text">
      <style:text-properties fo:font-weight="normal" officeooo:rsid="0064c978" style:font-weight-asian="normal" style:font-weight-complex="normal"/>
    </style:style>
    <style:style style:name="T40" style:family="text">
      <style:text-properties fo:font-weight="normal" officeooo:rsid="008cc06b" style:font-weight-asian="normal" style:font-weight-complex="normal"/>
    </style:style>
    <style:style style:name="T41" style:family="text">
      <style:text-properties fo:font-weight="normal" officeooo:rsid="009a4a4e" style:font-weight-asian="normal" style:font-weight-complex="normal"/>
    </style:style>
    <style:style style:name="T42" style:family="text">
      <style:text-properties officeooo:rsid="0063deb8"/>
    </style:style>
    <style:style style:name="T43" style:family="text">
      <style:text-properties officeooo:rsid="0064c978"/>
    </style:style>
    <style:style style:name="T44" style:family="text">
      <style:text-properties officeooo:rsid="00664087"/>
    </style:style>
    <style:style style:name="T45" style:family="text">
      <style:text-properties officeooo:rsid="00680949"/>
    </style:style>
    <style:style style:name="T46" style:family="text">
      <style:text-properties officeooo:rsid="00688492"/>
    </style:style>
    <style:style style:name="T47" style:family="text">
      <style:text-properties officeooo:rsid="0069797b"/>
    </style:style>
    <style:style style:name="T48" style:family="text">
      <style:text-properties officeooo:rsid="006a72ae"/>
    </style:style>
    <style:style style:name="T49" style:family="text">
      <style:text-properties officeooo:rsid="006ca161"/>
    </style:style>
    <style:style style:name="T50" style:family="text">
      <style:text-properties officeooo:rsid="006d1516"/>
    </style:style>
    <style:style style:name="T51" style:family="text">
      <style:text-properties officeooo:rsid="006d3803"/>
    </style:style>
    <style:style style:name="T52" style:family="text">
      <style:text-properties officeooo:rsid="006ea682"/>
    </style:style>
    <style:style style:name="T53" style:family="text">
      <style:text-properties officeooo:rsid="006fae04"/>
    </style:style>
    <style:style style:name="T54" style:family="text">
      <style:text-properties officeooo:rsid="0071a895"/>
    </style:style>
    <style:style style:name="T55" style:family="text">
      <style:text-properties officeooo:rsid="0073d466"/>
    </style:style>
    <style:style style:name="T56" style:family="text">
      <style:text-properties officeooo:rsid="00755479"/>
    </style:style>
    <style:style style:name="T57" style:family="text">
      <style:text-properties officeooo:rsid="007f56f4"/>
    </style:style>
    <style:style style:name="T58" style:family="text">
      <style:text-properties officeooo:rsid="00851d47"/>
    </style:style>
    <style:style style:name="T59" style:family="text">
      <style:text-properties officeooo:rsid="0087d87e"/>
    </style:style>
    <style:style style:name="T60" style:family="text">
      <style:text-properties officeooo:rsid="000b994b" fo:background-color="transparent" loext:char-shading-value="0"/>
    </style:style>
    <style:style style:name="T61" style:family="text">
      <style:text-properties officeooo:rsid="0089a7bd" fo:background-color="transparent" loext:char-shading-value="0"/>
    </style:style>
    <style:style style:name="T62" style:family="text">
      <style:text-properties officeooo:rsid="008a9676"/>
    </style:style>
    <style:style style:name="T63" style:family="text">
      <style:text-properties officeooo:rsid="008c59d5"/>
    </style:style>
    <style:style style:name="T64" style:family="text">
      <style:text-properties officeooo:rsid="008d357c"/>
    </style:style>
    <style:style style:name="T65" style:family="text">
      <style:text-properties officeooo:rsid="009b1089"/>
    </style:style>
    <style:style style:name="T66" style:family="text">
      <style:text-properties officeooo:rsid="009be7d0"/>
    </style:style>
    <style:style style:name="T67" style:family="text">
      <style:text-properties officeooo:rsid="009c6e5b"/>
    </style:style>
    <style:style style:name="T68" style:family="text">
      <style:text-properties officeooo:rsid="009c7610"/>
    </style:style>
    <style:style style:name="T69" style:family="text">
      <style:text-properties officeooo:rsid="009e0288"/>
    </style:style>
    <style:style style:name="T70" style:family="text">
      <style:text-properties officeooo:rsid="00a078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4">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18">Despite this</text:span>, host tree species was <text:span text:style-name="T18">an</text:span> important <text:span text:style-name="T18">predictor</text:span> of mycobiome community-composition. Within a single <text:span text:style-name="T18">common </text:span>tree species, “core” mycobiomes were characterized using cooccurrence analysis. <text:span text:style-name="T18">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16"><text:span text:style-name="T8">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8">(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8">.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8">(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8">.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8">(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8">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8">(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8">. </text:span></text:p>
      <text:p text:style-name="P16"/>
      <text:p text:style-name="P17"><text:span text:style-name="T8"><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8">(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8">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8">(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8">,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8">(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8">.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8">(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8">.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8">(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8">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8">(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8">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8">(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8">.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8">(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8">.</text:span></text:p>
      <text:p text:style-name="P16"><text:soft-page-break/></text:p>
      <text:p text:style-name="P17"><text:span text:style-name="T8"><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8">(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8">,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9">(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8">.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9">(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8">,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8">(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8">.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9">(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8">.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8">(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8">,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8">(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8">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8">(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8">. <text:s/>Fungal endophytes, therefore, make ideal systems for studying the interplay of host-microbe interactions, environmental influences, and spatial patterning of both host and microbes in natural settings. <text:s/></text:span></text:p>
      <text:p text:style-name="P17"/>
      <text:p text:style-name="P24"><text:span text:style-name="T8"><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8">(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8">.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8">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8">(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8">.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8">(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8">.</text:span></text:p>
      <text:p text:style-name="P1"/>
      <text:p text:style-name="P1">Field methods</text:p>
      <text:p text:style-name="Preformatted_20_Text"><text:soft-page-break/></text:p>
      <text:p text:style-name="Preformatted_20_Text"><text:span text:style-name="T8">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8">(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8">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8">(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8">. All plant material was carried to a nearby field station and stored at 4°C for no longer than 5 days before processing.</text:span></text:p>
      <text:p text:style-name="P1"/>
      <text:p text:style-name="P1">Lab methods</text:p>
      <text:p text:style-name="P1"/>
      <text:p text:style-name="Preformatted_20_Text"><text:span text:style-name="T8">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8">(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8">.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8">(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8">.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1"><text:span text:style-name="T8">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8">(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8">.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8">(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8">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8">(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8">,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1"/>
      <text:p text:style-name="P22"><text:span text:style-name="T20">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9">(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0">. This is a high-throughput method, used here to create an aggregate, “big picture” of the endophytes communities, summarized in figure _____.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0">(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0">, against the UNITE database. See scripts (S1____) for details of this process. </text:span></text:p>
      <text:p text:style-name="P21"/>
      <text:p text:style-name="P21"><text:soft-page-break/></text:p>
      <text:p text:style-name="P1"/>
      <text:p text:style-name="P1">Statistical methods</text:p>
      <text:p text:style-name="P1"/>
      <text:p text:style-name="P1">Overview</text:p>
      <text:p text:style-name="P1"/>
      <text:p text:style-name="P25"><text:span text:style-name="T8">Ecological patterns of the entire fungal community of leaves and wood of all hosts were examined first. <text:s/>Analyses were then focused on patterns in the mycobiome of the most commonly-sampled host tree, </text:span><text:span text:style-name="T2">Helicia</text:span><text:span text:style-name="T11"> </text:span><text:span text:style-name="T2">formosana</text:span><text:span text:style-name="T8">.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8">(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8">,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8">(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8">,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8">(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8">,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8">(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8">,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8">(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8">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8">(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8"> packages. </text:span></text:p>
      <text:p text:style-name="P25"/>
      <text:p text:style-name="P25"/>
      <text:p text:style-name="P26"><text:span text:style-name="T23">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3">(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3">.</text:span></text:p>
      <text:p text:style-name="P1"/>
      <text:p text:style-name="P1">Mycobiome of all hosts</text:p>
      <text:p text:style-name="P1"/>
      <text:p text:style-name="P33"><text:span text:style-name="T8">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8">(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8">,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33"/>
      <text:p text:style-name="P15">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18"/>
      <text:p text:style-name="P19"><text:span text:style-name="T8">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8">(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8"> of community dissimilarity matrices against physical distance matrices, and visualized with Mantel multivariate correlograms. </text:span></text:p>
      <text:p text:style-name="P19"/>
      <text:p text:style-name="P19"><text:span text:style-name="T8">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8">(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8">,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8">(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8">,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8">(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8">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8">(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8">. </text:span></text:p>
      <text:p text:style-name="P20"/>
      <text:p text:style-name="P41"><text:span text:style-name="T19">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text:span><text:soft-page-break/><text:span text:style-name="T19">direction. When combined with constrained direct gradient analyses such as Canonical Correspondence Analyses (CCA) or Redundancy analysis (RDA), eigenanalyses of sampling schemes become a very sensitive tool for detecting important spatial patterns in biological communities. </text:span></text:p>
      <text:p text:style-name="P41"/>
      <text:p text:style-name="P41"><text:span text:style-name="T19">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19">(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19">( for example, Fig ____ and ____). </text:span></text:p>
      <text:p text:style-name="P23"/>
      <text:p text:style-name="P6">Ecological patterns of interest detected in spatial analysis were further visualized by mapping Bray-Curtis distance of all wood or leaf samples from a single point of interest on maps of the reserve and in NMS ordinations <text:span text:style-name="T32">(Fig. ___ and ____)</text:span>.</text:p>
      <text:p text:style-name="P1"/>
      <text:p text:style-name="P1">Mycobiome of a single host, <text:span text:style-name="T1">Helicia</text:span><text:span text:style-name="T10"> </text:span><text:span text:style-name="T1">formosana</text:span></text:p>
      <text:p text:style-name="P1"/>
      <text:p text:style-name="P1"><text:span text:style-name="T21">To exclude variation in fungal communities</text:span> resulting from <text:span text:style-name="T21">differing </text:span>host tree species, <text:span text:style-name="T48">above analyses were repeated for</text:span> the fungal endophytes of a single host tree, <text:span text:style-name="T1">Helicia</text:span><text:span text:style-name="T10">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10"> </text:span><text:span text:style-name="T1">formosana</text:span></text:p>
      <text:p text:style-name="P1"/>
      <text:p text:style-name="Preformatted_20_Text"><text:span text:style-name="T8">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8">(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8">.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2">H. formosana</text:span><text:span text:style-name="T8"> were used to populate a species composition matrix of just these core species as columns, with rows of just sites where </text:span><text:span text:style-name="T2">H. formosana</text:span><text:span text:style-name="T8">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39">After variance-stabilization, <text:span text:style-name="T24">in the </text:span>the <text:span text:style-name="T26">leaf</text:span> endophyte library <text:span text:style-name="T26">1302</text:span> OTUs <text:span text:style-name="T24">were detected, </text:span>and <text:span text:style-name="T26">2025</text:span> OTUs <text:span text:style-name="T24">in the </text:span>the leaf library. Both leaf and wood samples were dominated by Ascomycota <text:span text:style-name="T27"><text:s/></text:span>(Fig. ____), but a larger p<text:span text:style-name="T24">roportion</text:span> of wood OTUs matched to Basidiomycota <text:span text:style-name="T26">(10% of leaf OTUs vs. 17% of wood OTUs)</text:span>. <text:s/>This larger percentage of <text:span text:style-name="T27">OTUs identified to </text:span>Basidiomy<text:span text:style-name="T27">cota</text:span> was due mostly to a larger <text:span text:style-name="T27">percentage</text:span> of <text:span text:style-name="T27">OTUs identified to</text:span> Tremellomycetes <text:span text:style-name="T27">(&lt;1% of leaf OTUs vs. 5.6%</text:span> <text:span text:style-name="T27">of</text:span> wood <text:span text:style-name="T27">OTUs)</text:span>. Within Ascomycota, both leaf and wood samples contained high percentages of <text:span text:style-name="T26">OTUs identified to </text:span>Sordariomycetes <text:span text:style-name="T26">(24% of leaf OTUs vs. 16% of wood OTUs)</text:span>, <text:soft-page-break/>Dothideomycetes <text:span text:style-name="T26">(20% of leaf OTUs vs. 27% of wood OTUs)</text:span>, and Eurotiomycetes <text:span text:style-name="T26">(7% of leaf OTUs vs. 14% of wood OTUs)</text:span>. <text:span text:style-name="T25">Significant observations of lecanoromycete fungi</text:span> <text:span text:style-name="T25">also occurred, especially in leaves (%18.5 of leaf OTUs vs. %4 of wood OTUs). At the class level 16% of leaf OTUs were unindentified, compared to 10% of wood.</text:span></text:p>
      <text:p text:style-name="P1"/>
      <text:p text:style-name="P1">Host effects on endophyte community composition:</text:p>
      <text:p text:style-name="P1"/>
      <text:p text:style-name="P27"><text:span text:style-name="T8">Host species is the strongest single predictor of similarity within both leaf (PERMANOVA, F(33, 89) = </text:span>1.9<text:span text:style-name="T28">5, p &lt; 0.01, R2 =0.42, permutations = 10000) and wood endophyte communities (PERMANOVA, F(29,61) = 1.49, p &lt; 0.01, R2 = 0.42, permutations = 10000), see NMS visualizations (Fig. ___).</text:span></text:p>
      <text:p text:style-name="P1"/>
      <text:p text:style-name="P1">Environmental effects on endophyte community composition:</text:p>
      <text:p text:style-name="P1"/>
      <text:p text:style-name="P28"><text:span text:style-name="T28">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8"> p &lt; 0.01, R2 = 0.09, permutations = 10000). </text:span></text:p>
      <text:p text:style-name="P5"/>
      <text:p text:style-name="P1">Spatial patterns all-host mycobiomes</text:p>
      <text:p text:style-name="P30"/>
      <text:p text:style-name="P1">Mantel tests:</text:p>
      <text:p text:style-name="P1"/>
      <text:p text:style-name="P1">Wood endophyte community displayed a weak pattern of community-turnover/distance-decay over the entire study area (<text:span text:style-name="T29">global </text:span>Mantel's r = 0.<text:span text:style-name="T29">10</text:span>, p <text:span text:style-name="T29">&lt;</text:span> 0.01) (<text:span text:style-name="T63">Supp </text:span>Fig. <text:span text:style-name="T67">1</text:span>). Leaf communities displayed no global distance decay relationship (<text:span text:style-name="T29">global </text:span>Mantel's r = -0.01, p = 0.<text:span text:style-name="T29">5</text:span>7), but displayed local negative autocorrelation in comparisons of samples approximately 200 meters apart (Mantel correlogram, <text:span text:style-name="T29">local </text:span>Mantel's r = -0.10, p &lt; 0.05) indicating that some portion of these samples at this distance apart contained communities more similar than expected under a null model of complete spatial randomness. <text:span text:style-name="T63">In both wood and leaf endophyte communities of all hosts, Mantel’s r approaches zero in both leaf and wood samples at comparisons around 150 m apart, indicating that positive autcorrelation is undetected beyond this. </text:span></text:p>
      <text:p text:style-name="P1"/>
      <text:p text:style-name="P29"/>
      <text:p text:style-name="P1"/>
      <text:p text:style-name="P1"><text:span text:style-name="T31">All host </text:span>dbMEM analyses</text:p>
      <text:p text:style-name="P1"/>
      <text:p text:style-name="P31">Leaf community: </text:p>
      <text:p text:style-name="P40"><text:span text:style-name="T29">For leaves, our sampling scheme yielded 7 biologically significant PCNM vectors, explaining a combined total of 7.1% of endophyte community variation (Redundancy analysis, constrained inertia = </text:span>0.0<text:span text:style-name="T64">6, Unconstrained inertia = </text:span>0.8<text:span text:style-name="T64">2</text:span>,<text:span text:style-name="T30"> F(7,117) = </text:span>1.25<text:span text:style-name="T30">, P &lt; 0.01) (Supp. Fig. ____).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0">(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0">,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6">Helicia formosana</text:span><text:span text:style-name="T13"> (</text:span><text:span text:style-name="T14">(Linear model/multiple regression, adj-R2=0.</text:span><text:span text:style-name="T15">3</text:span><text:span text:style-name="T14">3, </text:span><text:soft-page-break/><text:span text:style-name="T14">F(9,113)</text:span><text:span text:style-name="T15">=7.68,</text:span><text:span text:style-name="T14"> p &lt; 0.01).</text:span><text:span text:style-name="T30"> </text:span></text:p>
      <text:p text:style-name="Preformatted_20_Text"/>
      <text:p text:style-name="P34">Wood community:</text:p>
      <text:p text:style-name="P42"><text:span text:style-name="T29">For wood, our sampling scheme also yielded 5 biologically significant PCNM vectors, explaining 7.5% of variation (Redundancy analysis, constrained inertia = 0.07, Unconstrained inertia = 0.80, F(5,85) = 1.38, P &lt; 0.01). </text:span><text:span text:style-name="T34">Of these, the smallest scale vectors are probably indicative of endogenous autocorrelation, at a wavelength of 70 m or less. </text:span><text:span text:style-name="T35">The three other PCNM vectors are large- to mid-range, with lengths from 300m to 500m. They correlated with environmental variables, and generally </text:span><text:span text:style-name="T36">point</text:span><text:span text:style-name="T35"> to a contrast between upland and lowland habitat (S</text:span><text:span text:style-name="T40">upp. Fig.</text:span><text:span text:style-name="T35"> ____).</text:span></text:p>
      <text:p text:style-name="P42"><text:span text:style-name="T35"/></text:p>
      <text:p text:style-name="P42"><text:span text:style-name="T34">For more detailed results and interpretation of </text:span><text:span text:style-name="T41">all-host </text:span><text:span text:style-name="T34">PCNM results, see scripts. </text:span><text:span text:style-name="T35"><text:s/></text:span></text:p>
      <text:p text:style-name="P7"><text:s/></text:p>
      <text:p text:style-name="P7">Mycobiome of a single host, <text:span text:style-name="T1">Helicia</text:span><text:span text:style-name="T10"> </text:span><text:span text:style-name="T1">formosana</text:span></text:p>
      <text:p text:style-name="P1"/>
      <text:p text:style-name="P10"><text:span text:style-name="T47">When the </text:span>community of endophytes <text:span text:style-name="T42">is constrained to one host, e</text:span>nvironmental variables were not found to directly explain any varianc<text:span text:style-name="T43">e in endophyte community structure (</text:span>PERMANOVA <text:span text:style-name="T44">tests</text:span>, permutations=10000. <text:span text:style-name="T45">Leaf community ~ t</text:span>opography: F(4,26) = 0.<text:span text:style-name="T44">93</text:span>, R2 = 0.1<text:span text:style-name="T45">2, </text:span>p = 0.<text:span text:style-name="T44">66. Leaf community ~ v</text:span>egetative community: F(3,27) = 1.<text:span text:style-name="T44">07</text:span>, R2 = 0.11, <text:s/>p = 0.2<text:span text:style-name="T44">7. W</text:span>ood <text:span text:style-name="T45">community ~ t</text:span>opography: F(4,17) = 1.0<text:span text:style-name="T45">6</text:span>, R2 = 0.20, p = 0.<text:span text:style-name="T45">20. Wood community ~ </text:span>Vegetative community: F(3,18) = 1.0<text:span text:style-name="T45">8</text:span>, R2 = 0.15, p = 0.<text:span text:style-name="T45">19.). <text:s/></text:span></text:p>
      <text:p text:style-name="P8"/>
      <text:p text:style-name="P9">Leaf endophyte community yielded <text:span text:style-name="T49">3</text:span> <text:span text:style-name="T46">ecologically</text:span> significant PCNM<text:span text:style-name="T43">s</text:span> <text:span text:style-name="T49">explaining 13% of community variation </text:span>(RDA, leaves: constrained inertia = 0.0<text:span text:style-name="T49">11</text:span>, Unconstrained inertia = 0.<text:span text:style-name="T50">67</text:span>, F(<text:span text:style-name="T50">2</text:span>,<text:span text:style-name="T50">19</text:span>) = 1.<text:span text:style-name="T50">32</text:span>, P &lt; 0.01<text:span text:style-name="T46">). </text:span><text:span text:style-name="T37">W</text:span><text:span text:style-name="T33">ood endophyte community yielded </text:span><text:span text:style-name="T38">2</text:span><text:span text:style-name="T33"> </text:span><text:span text:style-name="T37">ecologically</text:span><text:span text:style-name="T33"> significant PCNM</text:span><text:span text:style-name="T39">s explaining 12% of community variation </text:span><text:span text:style-name="T33">(RDA, leaves: constrained inertia = 0.</text:span><text:span text:style-name="T38">10</text:span><text:span text:style-name="T33">, Unconstrained inertia = 0.7</text:span><text:span text:style-name="T38">0</text:span><text:span text:style-name="T33">, F(1,29) = 1.78, P &lt; 0.01</text:span><text:span text:style-name="T37">). </text:span><text:span text:style-name="T44">As with the non-spatial PERMANOVA model of </text:span><text:span text:style-name="T3">Helicia</text:span><text:span text:style-name="T44"> endophytes, these PCNMs also do correlate with any available environmental data, in either wood or leaves. </text:span></text:p>
      <text:p text:style-name="P35"><text:span text:style-name="T44">However, both</text:span> wood and leaf communities <text:span text:style-name="T51">show ecologically meaningful</text:span> PCNM vectors <text:span text:style-name="T44">that center on the southwestern valley of the FDP as a place of difference in the </text:span><text:span text:style-name="T3">Helicia</text:span><text:span text:style-name="T44"> mycobiome (Fig. ___). This pattern of dissimilarity is particularly pronounced in the </text:span><text:span text:style-name="T4">Helicia</text:span><text:span text:style-name="T52"> leaf endophyte community when visualized with Bray-Curtis comparisons (Fig. __).</text:span></text:p>
      <text:p text:style-name="P36"/>
      <text:p text:style-name="P1"/>
      <text:p text:style-name="P13">Core fungi of <text:span text:style-name="T1">Helicia</text:span><text:span text:style-name="T10"> </text:span><text:span text:style-name="T1">formosana</text:span></text:p>
      <text:p text:style-name="P1"/>
      <text:p text:style-name="P11"><text:span text:style-name="T54">O</text:span>ut of <text:span text:style-name="T53">1302</text:span> possible fungal OTUs <text:span text:style-name="T54">observed in leaves of all hosts, 426 OTUs were found in </text:span><text:span text:style-name="T5">Helicia </text:span><text:span text:style-name="T12">leaves</text:span><text:span text:style-name="T5">.</text:span><text:span text:style-name="T12"> Of these 12</text:span><text:span text:style-name="T53"> </text:span>showed <text:span text:style-name="T54">strong </text:span>patterns of cooccurrence with <text:span text:style-name="T1">Helicia</text:span><text:span text:style-name="T10"> </text:span><text:span text:style-name="T1">formosana.</text:span> <text:span text:style-name="T54">O</text:span>ut of <text:span text:style-name="T54">2025</text:span> possible fungal OTUs <text:span text:style-name="T54">observed in woody tissue of all hosts, 731 OTUs were found in </text:span><text:span text:style-name="T5">Helicia </text:span><text:span text:style-name="T12">wood</text:span><text:span text:style-name="T5">.</text:span><text:span text:style-name="T12"> Of these 7 OTUs </text:span><text:span text:style-name="T16">showed strong patterns of cooccurrence with </text:span><text:span text:style-name="T7">Helicia</text:span><text:span text:style-name="T16"> </text:span><text:span text:style-name="T7">formosana. </text:span>These fungi were considered members of the <text:span text:style-name="T1">H. formosana</text:span> core mycobiome (Table 1).<text:span text:style-name="T1"> </text:span>Visual inspection of spatial patterns show that leaves within the southern valley of the plot contained relatively high proportions of core fungi (Fig. 12). Wood <text:span text:style-name="T65">samples retained most</text:span> <text:span text:style-name="T65">of their </text:span>core fungi consistently throughout the plot (Fig. 12). </text:p>
      <text:p text:style-name="P12"/>
      <text:p text:style-name="P1"/>
      <text:p text:style-name="P1">Summary comparison</text:p>
      <text:p text:style-name="P1"/>
      <text:p text:style-name="P14">The above analysis compared patterns of community dissimilarity at several levels (Fig. ___, Table 2). <text:s/>Wood and leaf endophytes of all host-trees showed an <text:span text:style-name="T55">similar, very</text:span> high <text:span text:style-name="T55">levels of</text:span> dissimilarity among all samples (all-host leaf endophyte mean BC=0.9<text:span text:style-name="T55">0</text:span>, sd=0.<text:span text:style-name="T55">09</text:span>; wood endophyte mean BC=0.<text:span text:style-name="T55">87</text:span>, sd=0.07). <text:span text:style-name="T1">Helicia</text:span><text:span text:style-name="T10"> </text:span><text:span text:style-name="T1">formosana</text:span> <text:span text:style-name="T56">samples show a lower average level of dissimilarity </text:span>(leaf mean BC=0.<text:span text:style-name="T55">80</text:span>, sd =0.1<text:span text:style-name="T55">1</text:span>; wood mean BC = 0.8<text:span text:style-name="T55">0</text:span>, sd=0.0<text:span text:style-name="T55">6</text:span>). This variation can then be partitioned into two groups: <text:span text:style-name="T55">(1) n</text:span>on-core fungi, <text:span text:style-name="T55">which</text:span> show a <text:span text:style-name="T56">high average </text:span>level of dissimilarity (leaf mean <text:soft-page-break/>BC=0.8<text:span text:style-name="T56">9</text:span>, sd =0.<text:span text:style-name="T56">08</text:span> ; wood mean BC = 0.8<text:span text:style-name="T56">3</text:span>, sd=0.06), <text:span text:style-name="T55">and</text:span> <text:span text:style-name="T55">(2) </text:span>core fungi, <text:span text:style-name="T56">which</text:span> <text:span text:style-name="T55">show</text:span> a lower mean BC (leaf mean BC=0.<text:span text:style-name="T56">38</text:span>, sd =0.<text:span text:style-name="T56">1</text:span>7; wood mean BC = 0.<text:span text:style-name="T56">39</text:span>, sd=0.17). </text:p>
      <text:p text:style-name="P14"/>
      <text:p text:style-name="P1">Discussion</text:p>
      <text:p text:style-name="P1"/>
      <text:p text:style-name="P37"><text:span text:style-name="T8">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60"> </text:span><text:span text:style-name="T61">12</text:span><text:span text:style-name="T60"> s</text:span><text:span text:style-name="T8">pecies in leaves and </text:span><text:span text:style-name="T61">7</text:span><text:span text:style-name="T8"> in wood, “the core” that behave differently. Removing these fungi from consideration brings the mycobiome of their host, </text:span><text:span text:style-name="T2">H. formosana</text:span><text:span text:style-name="T8">, nearly back to the high background levels of dissimilarity among samples of the entire study, indicating that these may be the species through which host effects are manifested (Fig. ____). <text:s/></text:span></text:p>
      <text:p text:style-name="P37"/>
      <text:p text:style-name="P37"><text:span text:style-name="T8">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2">H</text:span><text:span text:style-name="T8">. </text:span><text:span text:style-name="T2">formosana</text:span><text:span text:style-name="T8">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8">(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8">,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8">(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8">,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2"><text:span text:style-name="T22">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2">(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2">. <text:s/>Here we detected the most stable leaf-endophyte cooccurrence relationships in the relatively sheltered southwestern valley of the FDP (fig ____). Other patterns in the endophyte community at large also point to local topography as important to microbiomes of trees (fig ____, and _____ ). We see that highly local topography and spatial processes may have effect on the microbes of a landscape, disrupting or enabling microbe-host affinities.</text:span></text:p>
      <text:p text:style-name="P32"/>
      <text:p text:style-name="P32"><text:span text:style-name="T22">The presence of a core group of microbes in a host might be considered a kind of stabilization or structuring of a portion of a host’s microbiome, as a result of interactions among hosts and select microbes. When defining core microbiomes in this way, it may be important to consider the different organs of hosts as very different refugia for microbes: here the woody tissues appeared to host a more consistent assemblage of fungi. Similarly, the leaves </text:span><text:span text:style-name="T2">Helicia</text:span><text:span text:style-name="T11"> </text:span><text:span text:style-name="T2">formosana</text:span><text:span text:style-name="T8">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text:soft-page-break/>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49">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7">R</text:span>. J Stat Softw, 69(2):1–17, 2016.</text:p>
      <text:p text:style-name="P1"/>
      <text:p text:style-name="P1">Micah Hamady and Rob Knight. Microbial community profiling for human microbiome <text:soft-page-break/>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ext:soft-page-break/>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text:soft-page-break/>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text:soft-page-break/>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49">Captions</text:p>
      <text:p text:style-name="P1"/>
      <text:p text:style-name="Preformatted_20_Text"><text:span text:style-name="T8">Figure 1. Left: topographic map of the Fushan FDP with the four vegetation types as classified by Su et al.</text:span><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8">(2007)</text:span><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8">.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1"/>
      <text:p text:style-name="Preformatted_20_Text"><text:span text:style-name="T8">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8">(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8">.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8">(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8">. Figures reproduced with permission from authors.</text:span></text:p>
      <text:p text:style-name="P1"/>
      <text:p text:style-name="P1">Figure <text:span text:style-name="T62">3.</text:span> <text:span text:style-name="T57">Class-level o</text:span>verview of taxonomic composition of wood and leaf librarie<text:span text:style-name="T57">s, from all trees sampled. Proportions are out of total OTUs observed in each plant organ: 2025 OTUs in wood, 1302 in leaves. </text:span></text:p>
      <text:p text:style-name="P1"/>
      <text:p text:style-name="P1">Figure <text:span text:style-name="T62">4.</text:span> Non-metric multidimensional scaling diagram of endophyte communities, with all tree hosts that were sampled at least 3 times. </text:p>
      <text:p text:style-name="P1"/>
      <text:p text:style-name="P2">Figure <text:span text:style-name="T69">5.</text:span> Two PCNM vectors showing patterns of variation <text:span text:style-name="T58">in endophyte communities </text:span>of <text:span text:style-name="T58">a </text:span>single host-tree <text:span text:style-name="T58">species</text:span>, <text:span text:style-name="T1">Helicia</text:span><text:span text:style-name="T10"> </text:span><text:span text:style-name="T1">formosana</text:span>. <text:span text:style-name="T58">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59">Full arrays of ecologically significant PCNM vectors are provided in Fig. S__ . </text:span></text:p>
      <text:p text:style-name="P1"/>
      <text:p text:style-name="P1">Figure <text:span text:style-name="T70">6</text:span> Map of Bray-Curtis dissimilarity values over the Fushan FDP, resulting from comparisons between red circled point all other <text:span text:style-name="T1">Helicia</text:span><text:span text:style-name="T10"> </text:span><text:span text:style-name="T1">formosana</text:span> samples. Dark blue points (BC=1) share no fungal species in common with the circled sample, and increase in similarity from yellow to green</text:p>
      <text:p text:style-name="P1">(BC=0).</text:p>
      <text:p text:style-name="P1"/>
      <text:p text:style-name="P3">Figure <text:span text:style-name="T70">7</text:span>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text:p>
      <text:p text:style-name="P3"/>
      <text:p text:style-name="P46"><text:span text:style-name="T8">Figure 8. Distribution of Bray-Curtis dissimilarity among sample comparisons of all hosts, and of </text:span><text:span text:style-name="T2">Helicia</text:span><text:span text:style-name="T11"> </text:span><text:span text:style-name="T2">formosana</text:span><text:span text:style-name="T8"> only.</text:span></text:p>
      <text:p text:style-name="P48">Supplementary figures</text:p>
      <text:p text:style-name="P43"/>
      <text:p text:style-name="P44">Supplementa<text:span text:style-name="T68">l</text:span> Figure <text:span text:style-name="T66">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47"/>
      <text:p text:style-name="P43">Supplementa<text:span text:style-name="T68">l</text:span> Figure <text:span text:style-name="T66">2. All-host leaf dbMEM analysis. All vectors shown here correlate to some degree with spatial patterns found within leaf endophyte populations. See methods section for further details on interpretation of dbMEM vectors and their interpretation.</text:span></text:p>
      <text:p text:style-name="P43"/>
      <text:p text:style-name="P44">Supplementa<text:span text:style-name="T68">l </text:span>Figure <text:span text:style-name="T66">3. All-host wood dbMEM analysis. All vectors shown here correlate to some degree with spatial patterns found within leaf endophyte populations. See methods section for further details on interpretation of dbMEM vectors and their interpretation.</text:span></text:p>
      <text:p text:style-name="P44"/>
      <text:p text:style-name="P45">Supplementa<text:span text:style-name="T68">l</text:span> Figure <text:span text:style-name="T66">4. Cooccurrence networks of fungal endophytes and their tree hosts. Closest (first-degree) associations were used to select fungi as candidates for the core microbiome of a host. </text:span></text:p>
      <text:p text:style-name="P45"/>
      <text:p text:style-name="P45"><text:span text:style-name="T6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3T22:12:53.595036879</dc:date>
    <meta:editing-duration>P1DT8H21M49S</meta:editing-duration>
    <meta:editing-cycles>46</meta:editing-cycles>
    <meta:generator>LibreOffice/5.1.6.2$Linux_X86_64 LibreOffice_project/10m0$Build-2</meta:generator>
    <meta:document-statistic meta:table-count="0" meta:image-count="0" meta:object-count="0" meta:page-count="16" meta:paragraph-count="146" meta:word-count="6754" meta:character-count="45767" meta:non-whitespace-character-count="39128"/>
    <meta:user-defined meta:name="ZOTERO_PREF_1">&lt;data data-version="3" zotero-version="5.0.53"&gt;&lt;session id="cBvQcERj"/&gt;&lt;style id="http://www.zotero.org/styles/fungal-ecology" hasBibliography="1" bibliographyStyleHasBeenSet="0"/&gt;&lt;prefs&gt;&lt;pref name="fieldType" value="ReferenceMark"/&gt;&lt;/prefs&gt;&lt;/data&gt;</meta:user-defined>
  </office:meta>
</office:document-meta>
</file>